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2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44pt" style:font-size-asian="10pt" style:font-size-complex="10pt"/>
    </style:style>
    <style:style style:name="ce2" style:family="table-cell" style:parent-style-name="Default">
      <style:text-properties fo:font-size="24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ecf3fc" style:text-align-source="fix" style:repeat-content="false" fo:border="0.74pt solid #000000" style:vertical-align="automatic"/>
      <style:paragraph-properties fo:text-align="center" fo:margin-left="0cm"/>
    </style:style>
    <style:style style:name="ce7" style:family="table-cell" style:parent-style-name="Default">
      <style:table-cell-properties fo:background-color="#ecf3f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ecf3fc" fo:border="0.74pt solid #000000"/>
    </style:style>
    <style:style style:name="ce9" style:family="table-cell" style:parent-style-name="Default">
      <style:table-cell-properties fo:background-color="#ecf3fc" fo:border="0.74pt solid #000000"/>
    </style:style>
    <style:style style:name="ce10" style:family="table-cell" style:parent-style-name="Default" style:data-style-name="N11">
      <style:table-cell-properties fo:background-color="#dcebff" fo:border="0.74pt solid #000000"/>
    </style:style>
    <style:style style:name="ce11" style:family="table-cell" style:parent-style-name="Default">
      <style:table-cell-properties fo:background-color="#dcebff" fo:border="0.74pt solid #000000"/>
    </style:style>
    <style:style style:name="ce12" style:family="table-cell" style:parent-style-name="Default">
      <style:table-cell-properties fo:background-color="#dcebff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cffe0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fcffe0" fo:border="0.74pt solid #000000"/>
    </style:style>
    <style:style style:name="ce15" style:family="table-cell" style:parent-style-name="Default">
      <style:table-cell-properties fo:background-color="#fcffe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14"/>
        <table:table-row table:style-name="ro1">
          <table:table-cell table:style-name="ce1" office:value-type="string" calcext:value-type="string">
            <text:p>nn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junto Indian Pines</text:p>
          </table:table-cell>
          <table:covered-table-cell table:number-columns-repeated="4" table:style-name="ce5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IPC</text:p>
          </table:table-cell>
          <table:table-cell table:style-name="ce6" office:value-type="string" calcext:value-type="string" table:number-columns-spanned="2" table:number-rows-spanned="1">
            <text:p>destilados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recién inicializados</text:p>
          </table:table-cell>
          <table:covered-table-cell table:style-name="ce15"/>
        </table:table-row>
        <table:table-row table:style-name="ro2">
          <table:table-cell/>
          <table:covered-table-cell/>
          <table:table-cell table:style-name="ce7" office:value-type="string" calcext:value-type="string">
            <text:p>entrenamiento</text:p>
          </table:table-cell>
          <table:table-cell table:style-name="ce7" office:value-type="string" calcext:value-type="string">
            <text:p>testeo</text:p>
          </table:table-cell>
          <table:table-cell table:style-name="ce13" office:value-type="string" calcext:value-type="string">
            <text:p>entrenamiento</text:p>
          </table:table-cell>
          <table:table-cell table:style-name="ce13" office:value-type="string" calcext:value-type="string">
            <text:p>testeo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8" office:value-type="percentage" office:value="0.8333" calcext:value-type="percentage">
            <text:p>83,33%</text:p>
          </table:table-cell>
          <table:table-cell table:style-name="ce8" office:value-type="percentage" office:value="0.4736" calcext:value-type="percentage">
            <text:p>47,36%</text:p>
          </table:table-cell>
          <table:table-cell table:style-name="ce14" office:value-type="percentage" office:value="0.866" calcext:value-type="percentage">
            <text:p>86,60%</text:p>
          </table:table-cell>
          <table:table-cell office:value-type="percentage" office:value="0.5526" calcext:value-type="percentage">
            <text:p>55,26%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8" office:value-type="percentage" office:value="0.5921" calcext:value-type="percentage">
            <text:p>59,21%</text:p>
          </table:table-cell>
          <table:table-cell table:style-name="ce15" office:value-type="float" office:value="1" calcext:value-type="float">
            <text:p>1</text:p>
          </table:table-cell>
          <table:table-cell office:value-type="percentage" office:value="0.6184" calcext:value-type="percentage">
            <text:p>61,84%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junto Botswana</text:p>
          </table:table-cell>
          <table:covered-table-cell table:number-columns-repeated="4" table:style-name="ce5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IPC</text:p>
          </table:table-cell>
          <table:table-cell table:style-name="ce6" office:value-type="string" calcext:value-type="string" table:number-columns-spanned="2" table:number-rows-spanned="1">
            <text:p>destilados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recién inicializados</text:p>
          </table:table-cell>
          <table:covered-table-cell table:style-name="ce15"/>
        </table:table-row>
        <table:table-row table:style-name="ro2">
          <table:table-cell/>
          <table:covered-table-cell/>
          <table:table-cell table:style-name="ce7" office:value-type="string" calcext:value-type="string">
            <text:p>entrenamiento</text:p>
          </table:table-cell>
          <table:table-cell table:style-name="ce7" office:value-type="string" calcext:value-type="string">
            <text:p>testeo</text:p>
          </table:table-cell>
          <table:table-cell table:style-name="ce13" office:value-type="string" calcext:value-type="string">
            <text:p>entrenamiento</text:p>
          </table:table-cell>
          <table:table-cell table:style-name="ce13" office:value-type="string" calcext:value-type="string">
            <text:p>testeo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0" office:value-type="percentage" office:value="0.975" calcext:value-type="percentage">
            <text:p>97,50%</text:p>
          </table:table-cell>
          <table:table-cell table:style-name="ce10" office:value-type="percentage" office:value="0.7083" calcext:value-type="percentage">
            <text:p>70,83%</text:p>
          </table:table-cell>
          <table:table-cell table:style-name="ce14" office:value-type="percentage" office:value="0.975" calcext:value-type="percentage">
            <text:p>97,50%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0" office:value-type="percentage" office:value="0.95" calcext:value-type="percentage">
            <text:p>95,00%</text:p>
          </table:table-cell>
          <table:table-cell table:style-name="ce10" office:value-type="percentage" office:value="0.7916" calcext:value-type="percentage">
            <text:p>79,16%</text:p>
          </table:table-cell>
          <table:table-cell table:style-name="ce14" office:value-type="percentage" office:value="0.9625" calcext:value-type="percentage">
            <text:p>96,25%</text:p>
          </table:table-cell>
          <table:table-cell office:value-type="percentage" office:value="0.7916" calcext:value-type="percentage">
            <text:p>79,16%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0" office:value-type="percentage" office:value="0.8125" calcext:value-type="percentage">
            <text:p>81,25%</text:p>
          </table:table-cell>
          <table:table-cell table:style-name="ce15" office:value-type="float" office:value="1" calcext:value-type="float">
            <text:p>1</text:p>
          </table:table-cell>
          <table:table-cell office:value-type="percentage" office:value="0.8125" calcext:value-type="percentage">
            <text:p>81,25%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10" office:value-type="percentage" office:value="0.8833" calcext:value-type="percentage">
            <text:p>88,33%</text:p>
          </table:table-cell>
          <table:table-cell table:style-name="ce10" office:value-type="percentage" office:value="0.7916" calcext:value-type="percentage">
            <text:p>79,16%</text:p>
          </table:table-cell>
          <table:table-cell table:style-name="ce14" office:value-type="percentage" office:value="0.866" calcext:value-type="percentage">
            <text:p>86,60%</text:p>
          </table:table-cell>
          <table:table-cell office:value-type="percentage" office:value="0.7916" calcext:value-type="percentage">
            <text:p>79,16%</text:p>
          </table:table-cell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Hamida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Conjunto Botswana</text:p>
          </table:table-cell>
          <table:covered-table-cell table:number-columns-repeated="4" table:style-name="ce5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IPC</text:p>
          </table:table-cell>
          <table:table-cell table:style-name="ce6" office:value-type="string" calcext:value-type="string" table:number-columns-spanned="2" table:number-rows-spanned="1">
            <text:p>destilados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recién inicializados</text:p>
          </table:table-cell>
          <table:covered-table-cell table:style-name="ce15"/>
        </table:table-row>
        <table:table-row table:style-name="ro2">
          <table:table-cell/>
          <table:covered-table-cell/>
          <table:table-cell table:style-name="ce12" office:value-type="string" calcext:value-type="string">
            <text:p>entrenamiento</text:p>
          </table:table-cell>
          <table:table-cell table:style-name="ce12" office:value-type="string" calcext:value-type="string">
            <text:p>testeo</text:p>
          </table:table-cell>
          <table:table-cell table:style-name="ce13" office:value-type="string" calcext:value-type="string">
            <text:p>entrenamiento</text:p>
          </table:table-cell>
          <table:table-cell table:style-name="ce13" office:value-type="string" calcext:value-type="string">
            <text:p>testeo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10" office:value-type="percentage" office:value="0.475" calcext:value-type="percentage">
            <text:p>47,50%</text:p>
          </table:table-cell>
          <table:table-cell table:style-name="ce10" office:value-type="percentage" office:value="0.0625" calcext:value-type="percentage">
            <text:p>6,25%</text:p>
          </table:table-cell>
          <table:table-cell table:style-name="ce14" office:value-type="percentage" office:value="0.05" calcext:value-type="percentage">
            <text:p>5,00%</text:p>
          </table:table-cell>
          <table:table-cell office:value-type="percentage" office:value="0.0853" calcext:value-type="percentage">
            <text:p>8,53%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0" office:value-type="percentage" office:value="0.7225" calcext:value-type="percentage">
            <text:p>72,25%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14" office:value-type="percentage" office:value="0.25" calcext:value-type="percentage">
            <text:p>25,00%</text:p>
          </table:table-cell>
          <table:table-cell office:value-type="percentage" office:value="0.22" calcext:value-type="percentage">
            <text:p>22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6:26:38.362645463</meta:creation-date>
    <dc:date>2023-11-16T16:43:12.441418771</dc:date>
    <meta:editing-duration>PT16M34S</meta:editing-duration>
    <meta:editing-cycles>4</meta:editing-cycles>
    <meta:generator>LibreOffice/7.3.7.2$Linux_X86_64 LibreOffice_project/30$Build-2</meta:generator>
    <meta:document-statistic meta:table-count="1" meta:cell-count="66" meta:object-count="0"/>
  </office:meta>
</office:document-meta>
</file>